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5cm"/>
    </style:style>
    <style:style style:name="co3" style:family="table-column">
      <style:table-column-properties fo:break-before="auto" style:column-width="4.2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/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83cm" svg:height="8.998cm" svg:x="0.22cm" svg:y="4.472cm">
            <draw:object draw:notify-on-update-of-ranges="Feuille1.A1:Feuille1.A1 Feuille1.A2:Feuille1.A9 Feuille1.B1:Feuille1.B1 Feuille1.B2:Feuille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11cm" svg:height="8.997cm" svg:x="16.56cm" svg:y="4.261cm">
            <draw:object draw:notify-on-update-of-ranges="Feuille1.A1:Feuille1.A1 Feuille1.A2:Feuille1.A9 Feuille1.C1:Feuille1.C1 Feuille1.C2:Feuille1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YDIM_GPU</text:p>
          </table:table-cell>
          <table:table-cell office:value-type="string">
            <text:p>Temps CPU+GPU</text:p>
          </table:table-cell>
          <table:table-cell office:value-type="string">
            <text:p>Données / 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60.048666">
            <text:p>3760,048666</text:p>
          </table:table-cell>
          <table:table-cell office:value-type="float" office:value="0.411647333">
            <text:p>0,41164733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94.899048">
            <text:p>1694,899048</text:p>
          </table:table-cell>
          <table:table-cell office:value-type="float" office:value="1.985289">
            <text:p>1,98528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33.996338">
            <text:p>933,996338</text:p>
          </table:table-cell>
          <table:table-cell office:value-type="float" office:value="2.15346933">
            <text:p>2,1534693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05.491669">
            <text:p>505,491669</text:p>
          </table:table-cell>
          <table:table-cell office:value-type="float" office:value="3.03944833">
            <text:p>3,0394483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59.0079957">
            <text:p>459,0079957</text:p>
          </table:table-cell>
          <table:table-cell office:value-type="float" office:value="3.346125667">
            <text:p>3,34612566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582.582662">
            <text:p>582,582662</text:p>
          </table:table-cell>
          <table:table-cell office:value-type="float" office:value="2.69498">
            <text:p>2,69498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595.298991">
            <text:p>595,298991</text:p>
          </table:table-cell>
          <table:table-cell office:value-type="float" office:value="2.579302">
            <text:p>2,57930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12.145996">
            <text:p>712,145996</text:p>
          </table:table-cell>
          <table:table-cell office:value-type="float" office:value="2.17848533333333">
            <text:p>2,1784853333</text:p>
          </table:table-cell>
        </table:table-row>
      </table:table>
      <table:table table:name="Feuille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817.963989">
            <text:p>817.963989</text:p>
          </table:table-cell>
          <table:table-cell office:value-type="string">
            <text:p>Moyenne</text:p>
          </table:table-cell>
          <table:table-cell table:formula="of:=([.B1]+[.B2]+[.B3])/3" office:value-type="float" office:value="712.145996">
            <text:p>712,14599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.877166">
            <text:p>1.877166</text:p>
          </table:table-cell>
          <table:table-cell/>
          <table:table-cell office:value-type="string">
            <text:p>Moyenne</text:p>
          </table:table-cell>
          <table:table-cell table:formula="of:=([.H1]+[.H2]+[.H3])/3" office:value-type="float" office:value="2.17848533333333">
            <text:p>2,178485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8.104004">
            <text:p>658.10400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2.333148">
            <text:p>2.33314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60.369995">
            <text:p>660.369995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.325142">
            <text:p>2.325142</text:p>
          </table:table-cell>
          <table:table-cell table:number-columns-repeated="3"/>
        </table:table-row>
        <table:table-row table:style-name="ro1" table:number-rows-repeated="104857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/05/2012</text:date>, <text:time>16:2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id Flow</meta:initial-creator>
    <meta:creation-date>2012-05-27T15:34:41</meta:creation-date>
    <dc:date>2012-05-27T16:27:49</dc:date>
    <dc:creator>Acid Flow</dc:creator>
    <meta:editing-duration>PT37M38S</meta:editing-duration>
    <meta:editing-cycles>7</meta:editing-cycles>
    <meta:generator>LibreOffice/3.4$Unix LibreOffice_project/340m1$Build-402</meta:generator>
    <meta:document-statistic meta:table-count="3" meta:cell-count="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8.999cm" xlink:href=".." xlink:type="simple" chart:class="chart:line" chart:style-name="ch1">
        <chart:title svg:x="3.302cm" svg:y="0.343cm" chart:style-name="ch2">
          <text:p>Temps d'exécution en fonction de YDIM_GPU</text:p>
        </chart:title>
        <chart:legend chart:legend-position="end" svg:x="11.809cm" svg:y="4.2cm" style:legend-expansion="high" chart:style-name="ch3"/>
        <chart:plot-area chart:style-name="ch4" table:cell-range-address="Feuille1.A1:Feuille1.B9" chart:data-source-has-labels="both" svg:x="1.33cm" svg:y="1.631cm" svg:width="9.841cm" svg:height="6.208cm">
          <chartooo:coordinate-region svg:x="2.322cm" svg:y="1.83cm" svg:width="8.477cm" svg:height="5.362cm"/>
          <chart:axis chart:dimension="x" chart:name="primary-x" chart:style-name="ch5" chartooo:axis-type="auto">
            <chartooo:date-scale/>
            <chart:title svg:x="5.359cm" svg:y="8.018cm" chart:style-name="ch6">
              <text:p>YDIM_GPU</text:p>
            </chart:title>
            <chart:categories table:cell-range-address="Feuille1.A2:Feuille1.A9"/>
          </chart:axis>
          <chart:axis chart:dimension="y" chart:name="primary-y" chart:style-name="ch5">
            <chart:title svg:x="0.451cm" svg:y="5.639cm" chart:style-name="ch7">
              <text:p>Temps (ms)</text:p>
            </chart:title>
            <chart:grid chart:style-name="ch8" chart:class="major"/>
          </chart:axis>
          <chart:series chart:style-name="ch9" chart:values-cell-range-address="Feuille1.B2:Feuille1.B9" chart:label-cell-address="Feuille1.B1:Feuille1.B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CPU+GPU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Feuille1.A2:Feuille1.A9</svg:desc>
                </draw:g>
              </table:table-cell>
              <table:table-cell office:value-type="float" office:value="3760.048666">
                <text:p>3760.048666</text:p>
                <draw:g>
                  <svg:desc>Feuille1.B2:Feuille1.B9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94.899048">
                <text:p>1694.89904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33.996338">
                <text:p>933.99633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5.491669">
                <text:p>505.49166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59.0079957">
                <text:p>459.007995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82.582662">
                <text:p>582.58266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595.298991">
                <text:p>595.29899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712.145996">
                <text:p>712.145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98cm" xlink:href=".." xlink:type="simple" chart:class="chart:line" chart:style-name="ch1">
        <chart:title svg:x="3.731cm" svg:y="0.369cm" chart:style-name="ch2">
          <text:p>Données (Go/s) en fonction de YDIM_GPU</text:p>
        </chart:title>
        <chart:legend chart:legend-position="end" svg:x="12.816cm" svg:y="4.2cm" style:legend-expansion="high" chart:style-name="ch3"/>
        <chart:plot-area chart:style-name="ch4" table:cell-range-address="Feuille1.A1:Feuille1.A9 Feuille1.C1:Feuille1.C9" chart:data-source-has-labels="both" svg:x="1.331cm" svg:y="1.631cm" svg:width="10.845cm" svg:height="6.207cm">
          <chartooo:coordinate-region svg:x="2.058cm" svg:y="1.83cm" svg:width="9.746cm" svg:height="5.361cm"/>
          <chart:axis chart:dimension="x" chart:name="primary-x" chart:style-name="ch5" chartooo:axis-type="auto">
            <chartooo:date-scale/>
            <chart:title svg:x="5.862cm" svg:y="8.017cm" chart:style-name="ch6">
              <text:p>YDIM_GPU</text:p>
            </chart:title>
            <chart:categories table:cell-range-address="Feuille1.A2:Feuille1.A9"/>
          </chart:axis>
          <chart:axis chart:dimension="y" chart:name="primary-y" chart:style-name="ch5">
            <chart:title svg:x="0.451cm" svg:y="5.122cm" chart:style-name="ch7">
              <text:p>Go/s</text:p>
            </chart:title>
            <chart:grid chart:style-name="ch8" chart:class="major"/>
          </chart:axis>
          <chart:series chart:style-name="ch9" chart:values-cell-range-address="Feuille1.C2:Feuille1.C9" chart:label-cell-address="Feuille1.C1:Feuille1.C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nnées / s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Feuille1.A2:Feuille1.A9</svg:desc>
                </draw:g>
              </table:table-cell>
              <table:table-cell office:value-type="float" office:value="0.411647333">
                <text:p>0.411647333</text:p>
                <draw:g>
                  <svg:desc>Feuille1.C2:Feuille1.C9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985289">
                <text:p>1.98528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15346933">
                <text:p>2.153469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03944833">
                <text:p>3.0394483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346125667">
                <text:p>3.346125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69498">
                <text:p>2.69498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.579302">
                <text:p>2.57930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17848533333333">
                <text:p>2.178485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